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rquivo</text:p>
          </table:table-cell>
          <table:table-cell table:style-name="ce8" office:value-type="string" calcext:value-type="string" table:number-columns-spanned="2" table:number-rows-spanned="1">
            <text:p>Mes_1.txt</text:p>
          </table:table-cell>
          <table:covered-table-cell table:style-name="ce8" office:value-type="string" calcext:value-type="string">
            <text:p>Mes_1.txt</text:p>
          </table:covered-table-cell>
          <table:table-cell table:style-name="ce8" office:value-type="string" calcext:value-type="string" table:number-columns-spanned="2" table:number-rows-spanned="1">
            <text:p>Mes_2.txt 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es_3.txt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es_4.txt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Mes_5.txt</text:p>
          </table:table-cell>
          <table:covered-table-cell table:style-name="ce8"/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Método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M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900" calcext:value-type="float">
            <text:p>9900</text:p>
          </table:table-cell>
          <table:table-cell office:value-type="float" office:value="6957" calcext:value-type="float">
            <text:p>6957</text:p>
          </table:table-cell>
          <table:table-cell office:value-type="float" office:value="249500" calcext:value-type="float">
            <text:p>249500</text:p>
          </table:table-cell>
          <table:table-cell office:value-type="float" office:value="188172" calcext:value-type="float">
            <text:p>188172</text:p>
          </table:table-cell>
          <table:table-cell office:value-type="float" office:value="999000" calcext:value-type="float">
            <text:p>999000</text:p>
          </table:table-cell>
          <table:table-cell office:value-type="float" office:value="764691" calcext:value-type="float">
            <text:p>764691</text:p>
          </table:table-cell>
          <table:table-cell office:value-type="float" office:value="24995000" calcext:value-type="float">
            <text:p>24995000</text:p>
          </table:table-cell>
          <table:table-cell office:value-type="float" office:value="18773991" calcext:value-type="float">
            <text:p>18773991</text:p>
          </table:table-cell>
          <table:table-cell office:value-type="float" office:value="99990000" calcext:value-type="float">
            <text:p>99990000</text:p>
          </table:table-cell>
          <table:table-cell office:value-type="float" office:value="74885076" calcext:value-type="float">
            <text:p>748850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nary Insert</text:p>
          </table:table-cell>
          <table:table-cell office:value-type="float" office:value="533" calcext:value-type="float">
            <text:p>533</text:p>
          </table:table-cell>
          <table:table-cell office:value-type="float" office:value="2517" calcext:value-type="float">
            <text:p>2517</text:p>
          </table:table-cell>
          <table:table-cell office:value-type="float" office:value="3801" calcext:value-type="float">
            <text:p>3801</text:p>
          </table:table-cell>
          <table:table-cell office:value-type="float" office:value="63722" calcext:value-type="float">
            <text:p>63722</text:p>
          </table:table-cell>
          <table:table-cell office:value-type="float" office:value="8572" calcext:value-type="float">
            <text:p>8572</text:p>
          </table:table-cell>
          <table:table-cell office:value-type="float" office:value="256895" calcext:value-type="float">
            <text:p>256895</text:p>
          </table:table-cell>
          <table:table-cell office:value-type="float" office:value="54507" calcext:value-type="float">
            <text:p>54507</text:p>
          </table:table-cell>
          <table:table-cell office:value-type="float" office:value="6267995" calcext:value-type="float">
            <text:p>6267995</text:p>
          </table:table-cell>
          <table:table-cell office:value-type="float" office:value="119024" calcext:value-type="float">
            <text:p>119024</text:p>
          </table:table-cell>
          <table:table-cell office:value-type="float" office:value="24981690" calcext:value-type="float">
            <text:p>249816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570" calcext:value-type="float">
            <text:p>570</text:p>
          </table:table-cell>
          <table:table-cell office:value-type="float" office:value="800" calcext:value-type="float">
            <text:p>800</text:p>
          </table:table-cell>
          <table:table-cell office:value-type="float" office:value="3856" calcext:value-type="float">
            <text:p>3856</text:p>
          </table:table-cell>
          <table:table-cell office:value-type="float" office:value="5000" calcext:value-type="float">
            <text:p>5000</text:p>
          </table:table-cell>
          <table:table-cell office:value-type="float" office:value="8709" calcext:value-type="float">
            <text:p>8709</text:p>
          </table:table-cell>
          <table:table-cell office:value-type="float" office:value="10000" calcext:value-type="float">
            <text:p>10000</text:p>
          </table:table-cell>
          <table:table-cell office:value-type="float" office:value="56881" calcext:value-type="float">
            <text:p>56881</text:p>
          </table:table-cell>
          <table:table-cell office:value-type="float" office:value="70000" calcext:value-type="float">
            <text:p>70000</text:p>
          </table:table-cell>
          <table:table-cell office:value-type="float" office:value="123704" calcext:value-type="float">
            <text:p>123704</text:p>
          </table:table-cell>
          <table:table-cell office:value-type="float" office:value="140000" calcext:value-type="float">
            <text:p>140000</text:p>
          </table:table-cell>
          <table:table-cell table:number-columns-repeated="101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18:24:33.657867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2:34:32.924169333</meta:creation-date>
    <dc:date>2019-11-15T19:54:35.110093638</dc:date>
    <meta:editing-duration>PT1H3M31S</meta:editing-duration>
    <meta:editing-cycles>5</meta:editing-cycles>
    <meta:generator>LibreOffice/6.1.5.2$Linux_X86_64 LibreOffice_project/10$Build-2</meta:generator>
    <meta:document-statistic meta:table-count="1" meta:cell-count="51" meta:object-count="0"/>
  </office:meta>
</office:document-meta>
</file>